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9b981"/>
    </style:style>
    <style:style style:name="P3" style:family="paragraph" style:parent-style-name="Standard">
      <style:text-properties officeooo:paragraph-rsid="000b5efc"/>
    </style:style>
    <style:style style:name="P4" style:family="paragraph" style:parent-style-name="Standard">
      <style:text-properties officeooo:paragraph-rsid="00112c81"/>
    </style:style>
    <style:style style:name="P5" style:family="paragraph" style:parent-style-name="Standard">
      <style:text-properties officeooo:paragraph-rsid="0011da2b"/>
    </style:style>
    <style:style style:name="P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49808768" text:id="ct4980876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49807936" text:id="ct49807936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49903152" text:id="ct49903152">
          <text:insertion>
            <office:change-info>
              <dc:creator>Luc Saffre</dc:creator>
              <dc:date>2011-05-06T06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conditional-text text:condition="ooow:true" text:string-value-if-true="&quot;_('Date')&quot;" text:string-value-if-false="">_('Date')</text:conditional-text> : <text:conditional-text text:condition="ooow:true" text:string-value-if-true="&quot;fds(self.date)&quot;" text:string-value-if-false="">fds(self.date)</text:conditional-text> <text:s/><text:conditional-text text:condition="ooow:true" text:string-value-if-true="&quot;_('User')&quot;" text:string-value-if-false="">_('User')</text:conditional-text> : <text:change-start text:change-id="ct49808768"/>self.user<text:change-end text:change-id="ct49808768"/></text:p>
      <text:p text:style-name="P5"><text:conditional-text text:condition="ooow:true" text:string-value-if-true="&quot;_('Event Type (Form)')&quot;" text:string-value-if-false="">_('Event Type (Form)')</text:conditional-text> : self.event_type <text:s text:c="2"/><text:conditional-text text:condition="ooow:true" text:string-value-if-true="&quot;_('Note Type (Content)')&quot;" text:string-value-if-false="">_('Note Type (Content)')</text:conditional-text> : self.type <text:s text:c="2"/></text:p>
      <text:p text:style-name="P3"><text:span text:style-name="T2"><text:conditional-text text:condition="ooow:true" text:string-value-if-true="&quot;_('Subject')&quot;" text:string-value-if-false="">_('Subject')</text:conditional-text></text:span><text:span text:style-name="T2"> </text:span>: <text:change-start text:change-id="ct49807936"/>self.subject<text:change-end text:change-id="ct49807936"/></text:p>
      <text:p text:style-name="P3"><text:span text:style-name="T2"><text:conditional-text text:condition="ooow:true" text:string-value-if-true="&quot;_('Client')&quot;" text:string-value-if-false="">_('Client')</text:conditional-text></text:span><text:span text:style-name="T2"> </text:span>: <text:change-start text:change-id="ct49903152"/>self.person<text:change-end text:change-id="ct49903152"/></text:p>
      <text:p text:style-name="Standard"/>
      <text:p text:style-name="Standard"/>
      <text:p text:style-name="Standard"><office:annotation><dc:creator>Luc Saffre</dc:creator><dc:date>2011-05-06T06:22:59</dc:date><text:p text:style-name="P6"><text:span text:style-name="T3">do text</text:span></text:p><text:p text:style-name="P6"><text:span text:style-name="T3">from html(self.body)</text:span></text:p></office:annotation></text:p>
      <text:p text:style-name="Standard"/>
      <text:p text:style-name="Standard"/>
      <text:p text:style-name="P1"/>
      <text:p text:style-name="P2"><text:span text:style-name="T1"><text:conditional-text text:condition="ooow:true" text:string-value-if-true="&quot;_('Printed')&quot;" text:string-value-if-false="">_('Printed')</text:conditional-text></text:span><text:span text:style-name="T1"> </text:span><text:span text:style-name="T1"><text:date style:data-style-name="N37" text:date-value="2016-11-14T23:16:52.302706344">14.11.16</text:date></text:span><text:span text:style-name="T1"> </text:span><text:span text:style-name="T1"><text:time style:data-style-name="N41" text:time-value="2016-11-14T23:16:52.302896194">23:16:37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01mm" fo:margin-bottom="1.01mm" loext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11-14T23:16:52.238742925</dc:date>
    <meta:editing-duration>PT4H14M39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5" meta:character-count="213" meta:non-whitespace-character-count="187"/>
  </office:meta>
</office:document-meta>
</file>